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1A4BC7968B3E9A3983.png" manifest:media-type="image/png"/>
  <manifest:file-entry manifest:full-path="Pictures/10000001000000C00000001A1CF3FB3CE7E8BB9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style:line-height-at-least="0.445cm"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4"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list-style-name="L1">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list-style-name="L2">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1"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12"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style:style style:name="T4" style:family="text">
      <style:text-properties style:font-name="times new roman" fo:font-size="7.80000019073486pt" fo:font-style="italic"/>
    </style:style>
    <style:style style:name="T5" style:family="text">
      <style:text-properties fo:font-weight="bold"/>
    </style:style>
    <style:style style:name="T6"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m</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Linear Kingdom has exactly one tram line. It has <text:span text:style-name="T2">n</text:span> stops, numbered from <text:span text:style-name="T1">1</text:span> to <text:span text:style-name="T2">n</text:span> in the order of tram's movement. At the <text:span text:style-name="T2">i</text:span>-th stop <text:span text:style-name="T2">a</text:span><text:span text:style-name="T4">i</text:span> passengers exit the tram, while <text:span text:style-name="T2">b</text:span><text:span text:style-name="T4">i</text:span> passengers enter it. The tram is empty before it arrives at the first stop. Also, when the tram arrives at the last stop, all passengers exit so that it becomes empty.</text:p>
        <text:p text:style-name="P6">Your task is to calculate the tram's minimum capacity such that the number of people inside the tram at any time never exceeds this capacity. Note that at each stop all exiting passengers exit <text:span text:style-name="T5">before</text:span> any entering passenger enters the tram.</text:p>
        <text:p text:style-name="P10">Input</text:p>
        <text:p text:style-name="P6">The first line contains a single number <text:span text:style-name="T2">n</text:span> (<text:span text:style-name="T1">2 ≤ </text:span><text:span text:style-name="T2">n</text:span><text:span text:style-name="T1"> ≤ 1000</text:span>) — the number of the tram's stops.</text:p>
        <text:p text:style-name="P6">Then <text:span text:style-name="T2">n</text:span> lines follow, each contains two integers <text:span text:style-name="T2">a</text:span><text:span text:style-name="T4">i</text:span> and <text:span text:style-name="T2">b</text:span><text:span text:style-name="T4">i</text:span> (<text:span text:style-name="T1">0 ≤ </text:span><text:span text:style-name="T2">a</text:span><text:span text:style-name="T4">i</text:span><text:span text:style-name="T1">, </text:span><text:span text:style-name="T2">b</text:span><text:span text:style-name="T4">i</text:span><text:span text:style-name="T1"> ≤ 1000</text:span>) — the number of passengers that exits the tram at the <text:span text:style-name="T2">i</text:span>-th stop, and the number of passengers that enter the tram at the <text:span text:style-name="T2">i</text:span>-th stop. The stops are given from the first to the last stop in the order of tram's movement.</text:p>
        <text:list xml:id="list3773418105" text:style-name="L1">
          <text:list-item>
            <text:p text:style-name="P7">The number of people who exit at a given stop does not exceed the total number of people in the tram immediately before it arrives at the stop. More formally, <draw:frame draw:style-name="fr1" draw:name="Figura1" text:anchor-type="as-char" svg:width="6.646cm" svg:height="0.55cm" draw:z-index="0"><draw:image xlink:href="Pictures/100000010000013A0000001A4BC7968B3E9A3983.png" xlink:type="simple" xlink:show="embed" xlink:actuate="onLoad" draw:mime-type="image/png"/></draw:frame>. This particularly means that <text:span text:style-name="T2">a</text:span><text:span text:style-name="T3">1</text:span><text:span text:style-name="T1"> = 0</text:span>.</text:p>
          </text:list-item>
          <text:list-item>
            <text:p text:style-name="P7">At the last stop, <text:span text:style-name="T5">all</text:span> the passengers exit the tram and it becomes empty. More formally, <draw:frame draw:style-name="fr1" draw:name="Figura2" text:anchor-type="as-char" svg:width="4.064cm" svg:height="0.55cm" draw:z-index="1"><draw:image xlink:href="Pictures/10000001000000C00000001A1CF3FB3CE7E8BB97.png" xlink:type="simple" xlink:show="embed" xlink:actuate="onLoad" draw:mime-type="image/png"/></draw:frame>.</text:p>
          </text:list-item>
          <text:list-item>
            <text:p text:style-name="P7">No passenger will enter the train at the last stop. That is, <text:span text:style-name="T2">b</text:span><text:span text:style-name="T4">n</text:span><text:span text:style-name="T1"> = 0</text:span>.</text:p>
          </text:list-item>
        </text:list>
        <text:p text:style-name="P10">Output</text:p>
        <text:p text:style-name="P6">Print a single integer denoting the minimum possible capacity of the tram (0 is allowed).</text:p>
        <text:p text:style-name="P9">Examples</text:p>
        <text:p text:style-name="P11">input</text:p>
        <text:section text:style-name="Sect1" text:name="id0026266353853410784">
          <text:p text:style-name="P12">Copy</text:p>
        </text:section>
        <text:p text:style-name="P1"><text:bookmark text:name="id000069601534493244355"/>4</text:p>
        <text:p text:style-name="P2">0 3</text:p>
        <text:p text:style-name="P2">2 5</text:p>
        <text:p text:style-name="P2">4 2</text:p>
        <text:p text:style-name="P2">4 0</text:p>
        <text:p text:style-name="P11">output</text:p>
        <text:section text:style-name="Sect1" text:name="id0047841433685016144">
          <text:p text:style-name="P12">Copy</text:p>
        </text:section>
        <text:p text:style-name="P1"><text:bookmark text:name="id004223345736608488"/>6</text:p>
        <text:p text:style-name="P10">Note</text:p>
        <text:p text:style-name="P6">For the first example, a capacity of 6 is sufficient:</text:p>
        <text:list xml:id="list2358154813" text:style-name="L2">
          <text:list-item>
            <text:p text:style-name="P8">At the first stop, the number of passengers inside the tram before arriving is 0. Then, 3 passengers enter the tram, and the number of passengers inside the tram becomes 3.</text:p>
          </text:list-item>
          <text:list-item>
            <text:p text:style-name="P8">At the second stop, 2 passengers exit the tram (1 passenger remains inside). Then, 5 passengers enter the tram. There are 6 passengers inside the tram now.</text:p>
          </text:list-item>
          <text:list-item>
            <text:p text:style-name="P8">At the third stop, 4 passengers exit the tram (2 passengers remain inside). Then, 2 passengers enter the tram. There are 4 passengers inside the tram now.</text:p>
          </text:list-item>
          <text:list-item>
            <text:p text:style-name="P8">Finally, all the remaining passengers inside the tram exit the tram at the last stop. There are no passenger inside the tram now, which is in line with the constraints.</text:p>
          </text:list-item>
        </text:list>
        <text:p text:style-name="P6">Since the number of passengers inside the tram never exceeds 6, a capacity of 6 is sufficient. Furthermore it is not possible for the tram to have a capacity less than 6. Hence, 6 is the correct answer.</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4T08:09:15.592000000</dc:date>
    <meta:editing-duration>PT11S</meta:editing-duration>
    <meta:editing-cycles>1</meta:editing-cycles>
    <meta:document-statistic meta:table-count="0" meta:image-count="2" meta:object-count="0" meta:page-count="1" meta:paragraph-count="38" meta:word-count="475" meta:character-count="2474" meta:non-whitespace-character-count="2040"/>
    <meta:generator>LibreOffice/7.2.2.2$Windows_X86_64 LibreOffice_project/02b2acce88a210515b4a5bb2e46cbfb63fe97d56</meta:generator>
  </office:meta>
</office:document-meta>
</file>